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rea.Tex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tArea.addSpace( char space , int offset , boolean adjus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Area.addWord( String word , int offset , int [ ] letterAdju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Area.addWord( String word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get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xtAre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remov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.TextArea( int stretch , int shrink , int ad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